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я1" style:family="table">
      <style:table-properties style:width="17cm" table:align="left"/>
    </style:style>
    <style:style style:name="Таблиця1.A" style:family="table-column">
      <style:table-column-properties style:column-width="3.26cm"/>
    </style:style>
    <style:style style:name="Таблиця1.B" style:family="table-column">
      <style:table-column-properties style:column-width="3.54cm"/>
    </style:style>
    <style:style style:name="Таблиця1.C" style:family="table-column">
      <style:table-column-properties style:column-width="3.055cm"/>
    </style:style>
    <style:style style:name="Таблиця1.D" style:family="table-column">
      <style:table-column-properties style:column-width="3.621cm"/>
    </style:style>
    <style:style style:name="Таблиця1.E" style:family="table-column">
      <style:table-column-properties style:column-width="3.524cm"/>
    </style:style>
    <style:style style:name="Таблиця1.A1" style:family="table-cell">
      <style:table-cell-properties style:vertical-align="middle" fo:padding="0.049cm" fo:border="none"/>
    </style:style>
    <style:style style:name="Таблиця2" style:family="table">
      <style:table-properties style:width="17cm" table:align="left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6.634cm"/>
    </style:style>
    <style:style style:name="Таблиця2.C" style:family="table-column">
      <style:table-column-properties style:column-width="8.44cm"/>
    </style:style>
    <style:style style:name="Таблиця2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06fbc1" officeooo:paragraph-rsid="0006fbc1"/>
    </style:style>
    <style:style style:name="P5" style:family="paragraph" style:parent-style-name="Standard">
      <style:text-properties fo:font-weight="bold" officeooo:rsid="0006fbc1" officeooo:paragraph-rsid="0006fbc1" style:font-weight-asian="bold" style:font-weight-complex="bold"/>
    </style:style>
    <style:style style:name="P6" style:family="paragraph" style:parent-style-name="Standard">
      <style:text-properties fo:font-weight="bold" officeooo:rsid="00081923" officeooo:paragraph-rsid="00081923" style:font-weight-asian="bold" style:font-weight-complex="bold"/>
    </style:style>
    <style:style style:name="P7" style:family="paragraph" style:parent-style-name="Standard">
      <style:text-properties officeooo:rsid="0008666a" officeooo:paragraph-rsid="0008666a"/>
    </style:style>
    <style:style style:name="P8" style:family="paragraph" style:parent-style-name="Table_20_Contents">
      <style:text-properties officeooo:paragraph-rsid="00094bfb"/>
    </style:style>
    <style:style style:name="P9" style:family="paragraph" style:parent-style-name="Table_20_Contents">
      <style:text-properties officeooo:rsid="00094bfb" officeooo:paragraph-rsid="00094bfb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4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5"/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T1" style:family="text">
      <style:text-properties officeooo:rsid="00081923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hapely provides a wide range of geometry checks to determine geometric properties or relationships. Below is a list of some commonly used built-in geometry checks in Shapely along with explanations and examples:</text:p>
      <text:h text:style-name="Heading_20_3" text:outline-level="3"><text:span text:style-name="Strong_20_Emphasis">Geometry Checks</text:span></text:h>
      <text:list xml:id="list1177787836" text:style-name="L2">
        <text:list-item>
          <text:p text:style-name="P10"><text:span text:style-name="Strong_20_Emphasis"><text:span text:style-name="Source_20_Text">is_valid</text:span></text:span></text:p>
          <text:list>
            <text:list-item>
              <text:p text:style-name="P11">Checks if the geometry is valid according to the OGC (Open Geospatial Consortium) standards. </text:p>
            </text:list-item>
            <text:list-item>
              <text:p text:style-name="P10">Example: </text:p>
              <text:p text:style-name="P1"><text:span text:style-name="Source_20_Text">from shapely.geometry import Polygon</text:span></text:p>
              <text:p text:style-name="P1"><text:span text:style-name="Source_20_Text">polygon = Polygon([(0, 0), (1, 1), (1, 0), (0, 0)]) <text:s/># Self-intersecting polygon</text:span></text:p>
              <text:p text:style-name="P2"><text:span text:style-name="Source_20_Text">print(polygon.is_valid) <text:s/># False</text:span></text:p>
            </text:list-item>
          </text:list>
        </text:list-item>
        <text:list-item>
          <text:p text:style-name="P10"><text:span text:style-name="Strong_20_Emphasis"><text:span text:style-name="Source_20_Text">is_empty</text:span></text:span></text:p>
          <text:list>
            <text:list-item>
              <text:p text:style-name="P11">Checks if the geometry is empty. </text:p>
            </text:list-item>
            <text:list-item>
              <text:p text:style-name="P10">Example: </text:p>
              <text:p text:style-name="P1"><text:span text:style-name="Source_20_Text">from shapely.geometry import Point</text:span></text:p>
              <text:p text:style-name="P1"><text:span text:style-name="Source_20_Text">point = Point()</text:span></text:p>
              <text:p text:style-name="P2"><text:span text:style-name="Source_20_Text">print(point.is_empty) <text:s/># True</text:span></text:p>
            </text:list-item>
          </text:list>
        </text:list-item>
        <text:list-item>
          <text:p text:style-name="P10"><text:span text:style-name="Strong_20_Emphasis"><text:span text:style-name="Source_20_Text">is_simple</text:span></text:span></text:p>
          <text:list>
            <text:list-item>
              <text:p text:style-name="P11">Checks if the geometry does not self-intersect. </text:p>
            </text:list-item>
            <text:list-item>
              <text:p text:style-name="P10">Example: </text:p>
              <text:p text:style-name="P1"><text:span text:style-name="Source_20_Text">from shapely.geometry import LineString</text:span></text:p>
              <text:p text:style-name="P1"><text:span text:style-name="Source_20_Text">line = LineString([(0, 0), (1, 1), (2, 0), (1, -1), (0, 0)]) <text:s/># Self-crossing</text:span></text:p>
              <text:p text:style-name="P2"><text:span text:style-name="Source_20_Text">print(line.is_simple) <text:s/># False</text:span></text:p>
            </text:list-item>
          </text:list>
        </text:list-item>
        <text:list-item>
          <text:p text:style-name="P10"><text:span text:style-name="Strong_20_Emphasis"><text:span text:style-name="Source_20_Text">is_ring</text:span></text:span></text:p>
          <text:list>
            <text:list-item>
              <text:p text:style-name="P11">Checks if the geometry is a closed and simple LineString. </text:p>
            </text:list-item>
            <text:list-item>
              <text:p text:style-name="P10">Example: </text:p>
              <text:p text:style-name="P1"><text:span text:style-name="Source_20_Text">line = LineString([(0, 0), (1, 1), (1, 0), (0, 0)])</text:span></text:p>
              <text:p text:style-name="P2"><text:span text:style-name="Source_20_Text">print(line.is_ring) <text:s/># True</text:span></text:p>
            </text:list-item>
          </text:list>
        </text:list-item>
        <text:list-item>
          <text:p text:style-name="P10"><text:span text:style-name="Strong_20_Emphasis"><text:span text:style-name="Source_20_Text">has_z</text:span></text:span></text:p>
          <text:list>
            <text:list-item>
              <text:p text:style-name="P11">Checks if the geometry has Z-coordinates (3D). </text:p>
            </text:list-item>
            <text:list-item>
              <text:p text:style-name="P10">Example: </text:p>
              <text:p text:style-name="P1"><text:span text:style-name="Source_20_Text">point = Point(1, 1, 1) <text:s/># Point with Z-coordinate</text:span></text:p>
              <text:p text:style-name="P2"><text:span text:style-name="Source_20_Text">print(point.has_z) <text:s/># True</text:span></text:p>
            </text:list-item>
          </text:list>
        </text:list-item>
        <text:list-item>
          <text:p text:style-name="P10"><text:soft-page-break/><text:span text:style-name="Strong_20_Emphasis"><text:span text:style-name="Source_20_Text">is_closed</text:span></text:span></text:p>
          <text:list>
            <text:list-item>
              <text:p text:style-name="P11">Checks if the geometry is closed (first and last point are the same). </text:p>
            </text:list-item>
            <text:list-item>
              <text:p text:style-name="P10">Example: </text:p>
              <text:p text:style-name="P1"><text:span text:style-name="Source_20_Text">open_line = LineString([(0, 0), (1, 1), (2, 0)])</text:span></text:p>
              <text:p text:style-name="P1"><text:span text:style-name="Source_20_Text">closed_line = LineString([(0, 0), (1, 1), (2, 0), (0, 0)])</text:span></text:p>
              <text:p text:style-name="P1"><text:span text:style-name="Source_20_Text">print(open_line.is_closed) <text:s/># False</text:span></text:p>
              <text:p text:style-name="P2"><text:span text:style-name="Source_20_Text">print(closed_line.is_closed) <text:s/># True</text:span></text:p>
            </text:list-item>
          </text:list>
        </text:list-item>
        <text:list-item>
          <text:p text:style-name="P10"><text:span text:style-name="Strong_20_Emphasis"><text:span text:style-name="Source_20_Text">is_ccw</text:span></text:span></text:p>
          <text:list>
            <text:list-item>
              <text:p text:style-name="P11">Checks if the geometry's ring is counter-clockwise. </text:p>
            </text:list-item>
            <text:list-item>
              <text:p text:style-name="P10">Example: </text:p>
              <text:p text:style-name="P1"><text:span text:style-name="Source_20_Text">from shapely.geometry.polygon import LinearRing</text:span></text:p>
              <text:p text:style-name="P1"><text:span text:style-name="Source_20_Text">ring = LinearRing([(0, 0), (1, 0), (1, 1), (0, 0)])</text:span></text:p>
              <text:p text:style-name="P2"><text:span text:style-name="Source_20_Text">print(ring.is_ccw) <text:s/># False (clockwise)</text:span></text:p>
            </text:list-item>
          </text:list>
        </text:list-item>
        <text:list-item>
          <text:p text:style-name="P10"><text:span text:style-name="Strong_20_Emphasis"><text:span text:style-name="Source_20_Text">touches</text:span></text:span></text:p>
          <text:list>
            <text:list-item>
              <text:p text:style-name="P11">Checks if two geometries touch (share a boundary point but no interior points). </text:p>
            </text:list-item>
            <text:list-item>
              <text:p text:style-name="P10">Example: </text:p>
              <text:p text:style-name="P1"><text:span text:style-name="Source_20_Text">from shapely.geometry import Point, Polygon</text:span></text:p>
              <text:p text:style-name="P1"><text:span text:style-name="Source_20_Text">point = Point(0, 0)</text:span></text:p>
              <text:p text:style-name="P1"><text:span text:style-name="Source_20_Text">polygon = Polygon([(0, 0), (1, 0), (1, 1), (0, 0)])</text:span></text:p>
              <text:p text:style-name="P2"><text:span text:style-name="Source_20_Text">print(point.touches(polygon)) <text:s/># True</text:span></text:p>
            </text:list-item>
          </text:list>
        </text:list-item>
        <text:list-item>
          <text:p text:style-name="P10"><text:span text:style-name="Strong_20_Emphasis"><text:span text:style-name="Source_20_Text">intersects</text:span></text:span></text:p>
          <text:list>
            <text:list-item>
              <text:p text:style-name="P11">Checks if two geometries intersect (share any point). </text:p>
            </text:list-item>
            <text:list-item>
              <text:p text:style-name="P10">Example: </text:p>
              <text:p text:style-name="P1"><text:span text:style-name="Source_20_Text">from shapely.geometry import LineString</text:span></text:p>
              <text:p text:style-name="P1"><text:span text:style-name="Source_20_Text">line1 = LineString([(0, 0), (1, 1)])</text:span></text:p>
              <text:p text:style-name="P1"><text:span text:style-name="Source_20_Text">line2 = LineString([(1, 0), (0, 1)])</text:span></text:p>
              <text:p text:style-name="P2"><text:span text:style-name="Source_20_Text">print(line1.intersects(line2)) <text:s/># True</text:span></text:p>
            </text:list-item>
          </text:list>
        </text:list-item>
        <text:list-item>
          <text:p text:style-name="P10"><text:span text:style-name="Strong_20_Emphasis"><text:span text:style-name="Source_20_Text">contains</text:span></text:span></text:p>
          <text:list>
            <text:list-item>
              <text:p text:style-name="P11">Checks if one geometry contains another. </text:p>
            </text:list-item>
            <text:list-item>
              <text:p text:style-name="P10">Example: </text:p>
              <text:p text:style-name="P1"><text:span text:style-name="Source_20_Text">polygon = Polygon([(0, 0), (2, 0), (2, 2), (0, 0)])</text:span></text:p>
              <text:p text:style-name="P1"><text:span text:style-name="Source_20_Text">point = Point(1, 1)</text:span></text:p>
              <text:p text:style-name="P2"><text:span text:style-name="Source_20_Text">print(polygon.contains(point)) <text:s/># True</text:span></text:p>
            </text:list-item>
          </text:list>
        </text:list-item>
        <text:list-item>
          <text:p text:style-name="P10"><text:span text:style-name="Strong_20_Emphasis"><text:span text:style-name="Source_20_Text">within</text:span></text:span></text:p>
          <text:list>
            <text:list-item>
              <text:p text:style-name="P11">Checks if one geometry is within another. </text:p>
            </text:list-item>
            <text:list-item>
              <text:p text:style-name="P10">Example: </text:p>
              <text:p text:style-name="P2"><text:soft-page-break/><text:span text:style-name="Source_20_Text">print(point.within(polygon)) <text:s/># True</text:span></text:p>
            </text:list-item>
          </text:list>
        </text:list-item>
        <text:list-item>
          <text:p text:style-name="P10"><text:span text:style-name="Strong_20_Emphasis"><text:span text:style-name="Source_20_Text">equals</text:span></text:span></text:p>
          <text:list>
            <text:list-item>
              <text:p text:style-name="P11">Checks if two geometries are spatially equal. </text:p>
            </text:list-item>
            <text:list-item>
              <text:p text:style-name="P10">Example: </text:p>
              <text:p text:style-name="P1"><text:span text:style-name="Source_20_Text">point1 = Point(1, 1)</text:span></text:p>
              <text:p text:style-name="P1"><text:span text:style-name="Source_20_Text">point2 = Point(1, 1)</text:span></text:p>
              <text:p text:style-name="P2"><text:span text:style-name="Source_20_Text">print(point1.equals(point2)) <text:s/># True</text:span></text:p>
            </text:list-item>
          </text:list>
        </text:list-item>
        <text:list-item>
          <text:p text:style-name="P10"><text:span text:style-name="Strong_20_Emphasis"><text:span text:style-name="Source_20_Text">crosses</text:span></text:span></text:p>
          <text:list>
            <text:list-item>
              <text:p text:style-name="P11">Checks if two geometries cross each other. </text:p>
            </text:list-item>
            <text:list-item>
              <text:p text:style-name="P10">Example: </text:p>
              <text:p text:style-name="P1"><text:span text:style-name="Source_20_Text">line1 = LineString([(0, 0), (2, 2)])</text:span></text:p>
              <text:p text:style-name="P1"><text:span text:style-name="Source_20_Text">line2 = LineString([(0, 2), (2, 0)])</text:span></text:p>
              <text:p text:style-name="P2"><text:span text:style-name="Source_20_Text">print(line1.crosses(line2)) <text:s/># True</text:span></text:p>
            </text:list-item>
          </text:list>
        </text:list-item>
        <text:list-item>
          <text:p text:style-name="P10"><text:span text:style-name="Strong_20_Emphasis"><text:span text:style-name="Source_20_Text">overlaps</text:span></text:span></text:p>
          <text:list>
            <text:list-item>
              <text:p text:style-name="P11">Checks if two geometries overlap (share some but not all points). </text:p>
            </text:list-item>
            <text:list-item>
              <text:p text:style-name="P10">Example: </text:p>
              <text:p text:style-name="P1"><text:span text:style-name="Source_20_Text">from shapely.geometry import MultiPoint</text:span></text:p>
              <text:p text:style-name="P1"><text:span text:style-name="Source_20_Text">geom1 = MultiPoint([(0, 0), (1, 1), (2, 2)])</text:span></text:p>
              <text:p text:style-name="P1"><text:span text:style-name="Source_20_Text">geom2 = MultiPoint([(1, 1), (2, 2), (3, 3)])</text:span></text:p>
              <text:p text:style-name="P2"><text:span text:style-name="Source_20_Text">print(geom1.overlaps(geom2)) <text:s/># True</text:span></text:p>
            </text:list-item>
          </text:list>
        </text:list-item>
        <text:list-item>
          <text:p text:style-name="P10"><text:span text:style-name="Strong_20_Emphasis"><text:span text:style-name="Source_20_Text">disjoint</text:span></text:span></text:p>
          <text:list>
            <text:list-item>
              <text:p text:style-name="P11">Checks if two geometries have no points in common. </text:p>
            </text:list-item>
            <text:list-item>
              <text:p text:style-name="P10">Example: </text:p>
              <text:p text:style-name="P1"><text:span text:style-name="Source_20_Text">geom1 = Point(0, 0)</text:span></text:p>
              <text:p text:style-name="P1"><text:span text:style-name="Source_20_Text">geom2 = Point(1, 1)</text:span></text:p>
              <text:p text:style-name="P2"><text:span text:style-name="Source_20_Text">print(geom1.disjoint(geom2)) <text:s/># True</text:span></text:p>
            </text:list-item>
          </text:list>
        </text:list-item>
        <text:list-item>
          <text:p text:style-name="P10"><text:span text:style-name="Strong_20_Emphasis"><text:span text:style-name="Source_20_Text">relate</text:span></text:span></text:p>
          <text:list>
            <text:list-item>
              <text:p text:style-name="P11">Provides a DE-9IM (Dimensionally Extended 9-Intersection Model) matrix describing the spatial relationship between two geometries. </text:p>
            </text:list-item>
            <text:list-item>
              <text:p text:style-name="P10">Example: </text:p>
              <text:p text:style-name="P1"><text:span text:style-name="Source_20_Text">geom1 = Point(0, 0)</text:span></text:p>
              <text:p text:style-name="P1"><text:span text:style-name="Source_20_Text">geom2 = Point(1, 1)</text:span></text:p>
              <text:p text:style-name="P2"><text:span text:style-name="Source_20_Text">print(geom1.relate(geom2)) <text:s/># "FF2FF0102"</text:span></text:p>
            </text:list-item>
          </text:list>
        </text:list-item>
      </text:list>
      <text:p text:style-name="Horizontal_20_Line"/>
      <text:p text:style-name="Text_20_body">These checks allow robust analysis of spatial relationships and geometry validation in your <text:soft-page-break/>workflows. Let me know if you need a deeper explanation or additional examples for any specific property!</text:p>
      <text:p text:style-name="Standard"/>
      <text:p text:style-name="Standard"/>
      <text:p text:style-name="Text_20_body">The difference between <text:span text:style-name="Strong_20_Emphasis"><text:span text:style-name="Source_20_Text">is_closed</text:span></text:span> and <text:span text:style-name="Strong_20_Emphasis"><text:span text:style-name="Source_20_Text">is_ring</text:span></text:span> in Shapely lies in the additional requirements for a geometry to qualify as a ring:</text:p>
      <text:h text:style-name="Heading_20_3" text:outline-level="3"><text:span text:style-name="Strong_20_Emphasis"><text:span text:style-name="Source_20_Text">is_closed</text:span></text:span></text:h>
      <text:list xml:id="list1400626980" text:style-name="L3">
        <text:list-item>
          <text:p text:style-name="P13"><text:span text:style-name="Strong_20_Emphasis">Definition</text:span>: A geometry is considered "closed" if its first and last coordinates are the same. </text:p>
        </text:list-item>
        <text:list-item>
          <text:p text:style-name="P13"><text:span text:style-name="Strong_20_Emphasis">Applies to</text:span>: Any <text:span text:style-name="Source_20_Text">LineString</text:span>. </text:p>
        </text:list-item>
        <text:list-item>
          <text:p text:style-name="P12"><text:span text:style-name="Strong_20_Emphasis">Requirement</text:span>: Only the endpoints need to match. </text:p>
        </text:list-item>
      </text:list>
      <text:h text:style-name="Heading_20_4" text:outline-level="4">Example:</text:h>
      <text:p text:style-name="Preformatted_20_Text"><text:span text:style-name="Source_20_Text">from shapely.geometry import LineString</text:span></text:p>
      <text:p text:style-name="Preformatted_20_Text"/>
      <text:p text:style-name="Preformatted_20_Text"><text:span text:style-name="Source_20_Text"># Closed line (endpoints match)</text:span></text:p>
      <text:p text:style-name="Preformatted_20_Text"><text:span text:style-name="Source_20_Text">closed_line = LineString([(0, 0), (1, 1), (2, 0), (0, 0)])</text:span></text:p>
      <text:p text:style-name="Preformatted_20_Text"><text:span text:style-name="Source_20_Text">print(closed_line.is_closed) <text:s/># True</text:span></text:p>
      <text:p text:style-name="Preformatted_20_Text"/>
      <text:p text:style-name="Preformatted_20_Text"><text:span text:style-name="Source_20_Text"># Open line (endpoints do not match)</text:span></text:p>
      <text:p text:style-name="Preformatted_20_Text"><text:span text:style-name="Source_20_Text">open_line = LineString([(0, 0), (1, 1), (2, 0)])</text:span></text:p>
      <text:p text:style-name="P3"><text:span text:style-name="Source_20_Text">print(open_line.is_closed) <text:s/># False</text:span></text:p>
      <text:p text:style-name="Horizontal_20_Line"/>
      <text:h text:style-name="Heading_20_3" text:outline-level="3"><text:span text:style-name="Strong_20_Emphasis"><text:span text:style-name="Source_20_Text">is_ring</text:span></text:span></text:h>
      <text:list xml:id="list1060690092" text:style-name="L4">
        <text:list-item>
          <text:p text:style-name="P15"><text:span text:style-name="Strong_20_Emphasis">Definition</text:span>: A geometry is considered a "ring" if it is both: </text:p>
          <text:list>
            <text:list-item>
              <text:p text:style-name="P15"><text:span text:style-name="Strong_20_Emphasis">Closed</text:span> (the first and last points are the same). </text:p>
            </text:list-item>
            <text:list-item>
              <text:p text:style-name="P15"><text:span text:style-name="Strong_20_Emphasis">Simple</text:span> (does not self-intersect). </text:p>
            </text:list-item>
          </text:list>
        </text:list-item>
        <text:list-item>
          <text:p text:style-name="P15"><text:span text:style-name="Strong_20_Emphasis">Applies to</text:span>: Only <text:span text:style-name="Source_20_Text">LineString</text:span> geometries. </text:p>
        </text:list-item>
        <text:list-item>
          <text:p text:style-name="P14"><text:span text:style-name="Strong_20_Emphasis">Requirement</text:span>: The line must meet both conditions. </text:p>
        </text:list-item>
      </text:list>
      <text:h text:style-name="Heading_20_4" text:outline-level="4">Example:</text:h>
      <text:p text:style-name="Preformatted_20_Text"><text:span text:style-name="Source_20_Text">from shapely.geometry import LineString</text:span></text:p>
      <text:p text:style-name="Preformatted_20_Text"/>
      <text:p text:style-name="Preformatted_20_Text"><text:span text:style-name="Source_20_Text"># Valid ring (closed and simple)</text:span></text:p>
      <text:p text:style-name="Preformatted_20_Text"><text:span text:style-name="Source_20_Text">valid_ring = LineString([(0, 0), (1, 1), (2, 0), (0, 0)])</text:span></text:p>
      <text:p text:style-name="Preformatted_20_Text"><text:span text:style-name="Source_20_Text">print(valid_ring.is_ring) <text:s/># True</text:span></text:p>
      <text:p text:style-name="Preformatted_20_Text"/>
      <text:p text:style-name="Preformatted_20_Text"><text:span text:style-name="Source_20_Text"># Closed but not a ring (self-intersects)</text:span></text:p>
      <text:p text:style-name="Preformatted_20_Text"><text:span text:style-name="Source_20_Text">self_intersecting = LineString([(0, 0), (1, 1), (1, 0), (0, 0)])</text:span></text:p>
      <text:p text:style-name="Preformatted_20_Text"><text:span text:style-name="Source_20_Text">print(self_intersecting.is_ring) <text:s/># False</text:span></text:p>
      <text:p text:style-name="Preformatted_20_Text"/>
      <text:p text:style-name="Preformatted_20_Text"><text:span text:style-name="Source_20_Text"># Open line (not closed, so not a ring)</text:span></text:p>
      <text:p text:style-name="Preformatted_20_Text"><text:span text:style-name="Source_20_Text">open_line = LineString([(0, 0), (1, 1), (2, 0)])</text:span></text:p>
      <text:p text:style-name="P3"><text:span text:style-name="Source_20_Text">print(open_line.is_ring) <text:s/># False</text:span></text:p>
      <text:p text:style-name="Horizontal_20_Line"/>
      <text:h text:style-name="Heading_20_3" text:outline-level="3"><text:soft-page-break/><text:span text:style-name="Strong_20_Emphasis">Key Differences</text:span></text:h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header-rows>
          <table:table-row>
            <table:table-cell table:style-name="Таблиця2.A1" office:value-type="string">
              <text:p text:style-name="Table_20_Heading"><text:span text:style-name="Strong_20_Emphasis">Property</text:span></text:p>
            </table:table-cell>
            <table:table-cell table:style-name="Таблиця2.A1" office:value-type="string">
              <text:p text:style-name="Table_20_Heading"><text:span text:style-name="Strong_20_Emphasis"><text:span text:style-name="Source_20_Text">is_closed</text:span></text:span></text:p>
            </table:table-cell>
            <table:table-cell table:style-name="Таблиця2.A1" office:value-type="string">
              <text:p text:style-name="Table_20_Heading"><text:span text:style-name="Strong_20_Emphasis"><text:span text:style-name="Source_20_Text">is_ring</text:span></text:span></text:p>
            </table:table-cell>
          </table:table-row>
        </table:table-header-rows>
        <table:table-row>
          <table:table-cell table:style-name="Таблиця2.A1" office:value-type="string">
            <text:p text:style-name="Table_20_Contents"><text:span text:style-name="Strong_20_Emphasis">Checks if</text:span></text:p>
          </table:table-cell>
          <table:table-cell table:style-name="Таблиця2.A1" office:value-type="string">
            <text:p text:style-name="Table_20_Contents">First and last points match.</text:p>
          </table:table-cell>
          <table:table-cell table:style-name="Таблиця2.A1" office:value-type="string">
            <text:p text:style-name="Table_20_Contents">First and last points match <text:span text:style-name="Strong_20_Emphasis">and</text:span> the line is simple (non-self-intersecting).</text:p>
          </table:table-cell>
        </table:table-row>
        <table:table-row>
          <table:table-cell table:style-name="Таблиця2.A1" office:value-type="string">
            <text:p text:style-name="Table_20_Contents"><text:span text:style-name="Strong_20_Emphasis">Applies to</text:span></text:p>
          </table:table-cell>
          <table:table-cell table:style-name="Таблиця2.A1" office:value-type="string">
            <text:p text:style-name="Table_20_Contents">Any <text:span text:style-name="Source_20_Text">LineString</text:span>.</text:p>
          </table:table-cell>
          <table:table-cell table:style-name="Таблиця2.A1" office:value-type="string">
            <text:p text:style-name="Table_20_Contents">Only closed, simple <text:span text:style-name="Source_20_Text">LineString</text:span>.</text:p>
          </table:table-cell>
        </table:table-row>
        <table:table-row>
          <table:table-cell table:style-name="Таблиця2.A1" office:value-type="string">
            <text:p text:style-name="Table_20_Contents"><text:span text:style-name="Strong_20_Emphasis">Example</text:span></text:p>
          </table:table-cell>
          <table:table-cell table:style-name="Таблиця2.A1" office:value-type="string">
            <text:p text:style-name="Table_20_Contents">A closed, self-intersecting line is <text:span text:style-name="Source_20_Text">is_closed = True</text:span>.</text:p>
          </table:table-cell>
          <table:table-cell table:style-name="Таблиця2.A1" office:value-type="string">
            <text:p text:style-name="Table_20_Contents">A closed, self-intersecting line is <text:span text:style-name="Source_20_Text">is_ring = False</text:span>.</text:p>
          </table:table-cell>
        </table:table-row>
      </table:table>
      <text:p text:style-name="Horizontal_20_Line"/>
      <text:h text:style-name="Heading_20_3" text:outline-level="3">Practical Use</text:h>
      <text:list xml:id="list3344822315" text:style-name="L5">
        <text:list-item>
          <text:p text:style-name="P17">Use <text:span text:style-name="Strong_20_Emphasis"><text:span text:style-name="Source_20_Text">is_closed</text:span></text:span> when you only care about endpoint continuity (e.g., for loops or path closure). </text:p>
        </text:list-item>
        <text:list-item>
          <text:p text:style-name="P16">Use <text:span text:style-name="Strong_20_Emphasis"><text:span text:style-name="Source_20_Text">is_ring</text:span></text:span> when the geometry must represent a valid simple loop (e.g., for geometric or topological correctness). </text:p>
        </text:list-item>
      </text:list>
      <text:p text:style-name="Standard"/>
      <text:p text:style-name="P5"><text:span text:style-name="T1">ПЕРЕВІРКА</text:span> ТОЧКИ</text:p>
      <text:p text:style-name="P4">Перевірка на валідність точки</text:p>
      <text:p text:style-name="P4">Перевірка на дублікат точки (ДЛЯ МУЛЬТИТОЧКИ)</text:p>
      <text:p text:style-name="P4"/>
      <text:p text:style-name="P4"/>
      <text:p text:style-name="P6">ПЕРЕВІРКА ЛІНІЯ</text:p>
      <text:p text:style-name="P7">Дублюючі точки</text:p>
      <text:p text:style-name="P8">Вироджена лінія</text:p>
      <text:p text:style-name="P9">Самоперетин лінії</text:p>
      <text:p text:style-name="P9">Чи замкнута лінія</text:p>
      <text:p text:style-name="Standard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/>
        <table:table-header-rows>
          <table:table-row>
            <table:table-cell table:style-name="Таблиця1.A1" office:value-type="string">
              <text:p text:style-name="Table_20_Heading">Тип геометрії</text:p>
            </table:table-cell>
            <table:table-cell table:style-name="Таблиця1.A1" office:value-type="string">
              <text:p text:style-name="Table_20_Heading">Назва помилки українською</text:p>
            </table:table-cell>
            <table:table-cell table:style-name="Таблиця1.A1" office:value-type="string">
              <text:p text:style-name="Table_20_Heading">Назва помилки англійською</text:p>
            </table:table-cell>
            <table:table-cell table:style-name="Таблиця1.A1" office:value-type="string">
              <text:p text:style-name="Table_20_Heading">Опис помилки українською</text:p>
            </table:table-cell>
            <table:table-cell table:style-name="Таблиця1.A1" office:value-type="string">
              <text:p text:style-name="Table_20_Heading">Приклад геометрії з помилкою</text:p>
            </table:table-cell>
          </table:table-row>
        </table:table-header-rows>
        <table:table-row>
          <table:table-cell table:style-name="Таблиця1.A1" office:value-type="string">
            <text:p text:style-name="Table_20_Contents">Точка (Point)</text:p>
          </table:table-cell>
          <table:table-cell table:style-name="Таблиця1.A1" office:value-type="string">
            <text:p text:style-name="Table_20_Contents">Неправильна точка</text:p>
          </table:table-cell>
          <table:table-cell table:style-name="Таблиця1.A1" office:value-type="string">
            <text:p text:style-name="Table_20_Contents">Invalid Point</text:p>
          </table:table-cell>
          <table:table-cell table:style-name="Таблиця1.A1" office:value-type="string">
            <text:p text:style-name="Table_20_Contents">Точка не може бути порожньою або мати координати за межами допустимого діапазону.</text:p>
          </table:table-cell>
          <table:table-cell table:style-name="Таблиця1.A1" office:value-type="string">
            <text:p text:style-name="Table_20_Contents">Точка з координатами (NaN, NaN)</text:p>
          </table:table-cell>
        </table:table-row>
        <table:table-row>
          <table:table-cell table:style-name="Таблиця1.A1" office:value-type="string">
            <text:p text:style-name="Table_20_Contents">Точка (Point)</text:p>
          </table:table-cell>
          <table:table-cell table:style-name="Таблиця1.A1" office:value-type="string">
            <text:p text:style-name="Table_20_Contents">Дубліковані точки</text:p>
          </table:table-cell>
          <table:table-cell table:style-name="Таблиця1.A1" office:value-type="string">
            <text:p text:style-name="Table_20_Contents">Duplicate points</text:p>
          </table:table-cell>
          <table:table-cell table:style-name="Таблиця1.A1" office:value-type="string">
            <text:p text:style-name="Table_20_Contents">Дві або більше точок мають однакові координати, що є некоректним і може свідчити про помилку введення даних.</text:p>
          </table:table-cell>
          <table:table-cell table:style-name="Таблиця1.A1" office:value-type="string">
            <text:p text:style-name="Table_20_Contents">Точки (10, 20), (10, 20).</text:p>
          </table:table-cell>
        </table:table-row>
        <table:table-row>
          <table:table-cell table:style-name="Таблиця1.A1" office:value-type="string">
            <text:p text:style-name="Table_20_Contents">Лінія (LineString)</text:p>
          </table:table-cell>
          <table:table-cell table:style-name="Таблиця1.A1" office:value-type="string">
            <text:p text:style-name="Table_20_Contents">Дублюючі точки</text:p>
          </table:table-cell>
          <table:table-cell table:style-name="Таблиця1.A1" office:value-type="string">
            <text:p text:style-name="Table_20_Contents">Duplicate Points</text:p>
          </table:table-cell>
          <table:table-cell table:style-name="Таблиця1.A1" office:value-type="string">
            <text:p text:style-name="Table_20_Contents">Лінія має однакові сусідні точки, що призводить до <text:soft-page-break/>нульової довжини.</text:p>
          </table:table-cell>
          <table:table-cell table:style-name="Таблиця1.A1" office:value-type="string">
            <text:p text:style-name="Table_20_Contents">Лінія з координатами ((1,1), (1,1))</text:p>
          </table:table-cell>
        </table:table-row>
        <table:table-row>
          <table:table-cell table:style-name="Таблиця1.A1" office:value-type="string">
            <text:p text:style-name="Table_20_Contents">Лінія (LineString)</text:p>
          </table:table-cell>
          <table:table-cell table:style-name="Таблиця1.A1" office:value-type="string">
            <text:p text:style-name="Table_20_Contents">Дубльовані вершини</text:p>
          </table:table-cell>
          <table:table-cell table:style-name="Таблиця1.A1" office:value-type="string">
            <text:p text:style-name="Table_20_Contents">Duplicate vertices</text:p>
          </table:table-cell>
          <table:table-cell table:style-name="Таблиця1.A1" office:value-type="string">
            <text:p text:style-name="Table_20_Contents">Лінія містить послідовні вершини з однаковими координатами, що є надлишковими і може сповільнювати обробку геометрії.</text:p>
          </table:table-cell>
          <table:table-cell table:style-name="Таблиця1.A1" office:value-type="string">
            <text:p text:style-name="Table_20_Contents">Лінія, що проходить через точки (10, 20), (15, 25), (15, 25), (20, 30).</text:p>
          </table:table-cell>
        </table:table-row>
        <table:table-row>
          <table:table-cell table:style-name="Таблиця1.A1" office:value-type="string">
            <text:p text:style-name="Table_20_Contents">Лінія (LineString)</text:p>
          </table:table-cell>
          <table:table-cell table:style-name="Таблиця1.A1" office:value-type="string">
            <text:p text:style-name="Table_20_Contents">Вироджена лінія</text:p>
          </table:table-cell>
          <table:table-cell table:style-name="Таблиця1.A1" office:value-type="string">
            <text:p text:style-name="Table_20_Contents">Degenerate line</text:p>
          </table:table-cell>
          <table:table-cell table:style-name="Таблиця1.A1" office:value-type="string">
            <text:p text:style-name="Table_20_Contents">Лінія складається з однакових або близьких точок, що робить її некоректною або нерелевантною.</text:p>
          </table:table-cell>
          <table:table-cell table:style-name="Таблиця1.A1" office:value-type="string">
            <text:p text:style-name="Table_20_Contents">Лінія, що складається з точок (10, 20), (10, 20).</text:p>
          </table:table-cell>
        </table:table-row>
        <table:table-row>
          <table:table-cell table:style-name="Таблиця1.A1" office:value-type="string">
            <text:p text:style-name="Table_20_Contents">Лінія (LineString)</text:p>
          </table:table-cell>
          <table:table-cell table:style-name="Таблиця1.A1" office:value-type="string">
            <text:p text:style-name="Table_20_Contents">Патерн самоперетворення</text:p>
          </table:table-cell>
          <table:table-cell table:style-name="Таблиця1.A1" office:value-type="string">
            <text:p text:style-name="Table_20_Contents">Self-Intersecting Line</text:p>
          </table:table-cell>
          <table:table-cell table:style-name="Таблиця1.A1" office:value-type="string">
            <text:p text:style-name="Table_20_Contents">Лінія перетинає сама себе, що створює неоднозначність.</text:p>
          </table:table-cell>
          <table:table-cell table:style-name="Таблиця1.A1" office:value-type="string">
            <text:p text:style-name="Table_20_Contents">Лінія, що формує фігуру вісімки</text:p>
          </table:table-cell>
        </table:table-row>
        <table:table-row>
          <table:table-cell table:style-name="Таблиця1.A1" office:value-type="string">
            <text:p text:style-name="Table_20_Contents">Полігон (Polygon)</text:p>
          </table:table-cell>
          <table:table-cell table:style-name="Таблиця1.A1" office:value-type="string">
            <text:p text:style-name="Table_20_Contents">Самоперетинання полігону</text:p>
          </table:table-cell>
          <table:table-cell table:style-name="Таблиця1.A1" office:value-type="string">
            <text:p text:style-name="Table_20_Contents">Self-Intersecting Polygon</text:p>
          </table:table-cell>
          <table:table-cell table:style-name="Таблиця1.A1" office:value-type="string">
            <text:p text:style-name="Table_20_Contents">Полігон перетинає свої власні межі, що робить його недійсним.</text:p>
          </table:table-cell>
          <table:table-cell table:style-name="Таблиця1.A1" office:value-type="string">
            <text:p text:style-name="Table_20_Contents">Полігон у формі фігури вісімки</text:p>
          </table:table-cell>
        </table:table-row>
        <table:table-row>
          <table:table-cell table:style-name="Таблиця1.A1" office:value-type="string">
            <text:p text:style-name="Table_20_Contents">Полігон (Polygon)</text:p>
          </table:table-cell>
          <table:table-cell table:style-name="Таблиця1.A1" office:value-type="string">
            <text:p text:style-name="Table_20_Contents">Неправильна орієнтація</text:p>
          </table:table-cell>
          <table:table-cell table:style-name="Таблиця1.A1" office:value-type="string">
            <text:p text:style-name="Table_20_Contents">Incorrect Ring Orientation</text:p>
          </table:table-cell>
          <table:table-cell table:style-name="Таблиця1.A1" office:value-type="string">
            <text:p text:style-name="Table_20_Contents">Зовнішні та внутрішні кільця полігону мають бути правильно орієнтовані.</text:p>
          </table:table-cell>
          <table:table-cell table:style-name="Таблиця1.A1" office:value-type="string">
            <text:p text:style-name="Table_20_Contents">Полігон з зовнішнім кільцем проти годинникової стрілки</text:p>
          </table:table-cell>
        </table:table-row>
        <table:table-row>
          <table:table-cell table:style-name="Таблиця1.A1" office:value-type="string">
            <text:p text:style-name="Table_20_Contents">Полігон (Polygon)</text:p>
          </table:table-cell>
          <table:table-cell table:style-name="Таблиця1.A1" office:value-type="string">
            <text:p text:style-name="Table_20_Contents">Неповні кільця</text:p>
          </table:table-cell>
          <table:table-cell table:style-name="Таблиця1.A1" office:value-type="string">
            <text:p text:style-name="Table_20_Contents">Unclosed Rings</text:p>
          </table:table-cell>
          <table:table-cell table:style-name="Таблиця1.A1" office:value-type="string">
            <text:p text:style-name="Table_20_Contents">Кільце не закривається, остання точка не збігається з першою.</text:p>
          </table:table-cell>
          <table:table-cell table:style-name="Таблиця1.A1" office:value-type="string">
            <text:p text:style-name="Table_20_Contents">Полігон з координатами ((0,0), (1,0), (1,1))</text:p>
          </table:table-cell>
        </table:table-row>
        <table:table-row>
          <table:table-cell table:style-name="Таблиця1.A1" office:value-type="string">
            <text:p text:style-name="Table_20_Contents">Полігон (Polygon)</text:p>
          </table:table-cell>
          <table:table-cell table:style-name="Таблиця1.A1" office:value-type="string">
            <text:p text:style-name="Table_20_Contents">Самозамикання кільця</text:p>
          </table:table-cell>
          <table:table-cell table:style-name="Таблиця1.A1" office:value-type="string">
            <text:p text:style-name="Table_20_Contents">Self-closing ring</text:p>
          </table:table-cell>
          <table:table-cell table:style-name="Таблиця1.A1" office:value-type="string">
            <text:p text:style-name="Table_20_Contents">Полігон має кільце, що замикається на самій собі не тільки на кінцях, що спричиняє помилки при обробці або візуалізації.</text:p>
          </table:table-cell>
          <table:table-cell table:style-name="Таблиця1.A1" office:value-type="string">
            <text:p text:style-name="Table_20_Contents">Полігон, де одне з внутрішніх кілець перетинає або торкається самого себе.</text:p>
          </table:table-cell>
        </table:table-row>
        <table:table-row>
          <table:table-cell table:style-name="Таблиця1.A1" office:value-type="string">
            <text:p text:style-name="Table_20_Contents">Полігон (Polygon)</text:p>
          </table:table-cell>
          <table:table-cell table:style-name="Таблиця1.A1" office:value-type="string">
            <text:p text:style-name="Table_20_Contents">Неправильний напрямок кільця</text:p>
          </table:table-cell>
          <table:table-cell table:style-name="Таблиця1.A1" office:value-type="string">
            <text:p text:style-name="Table_20_Contents">Invalid ring direction</text:p>
          </table:table-cell>
          <table:table-cell table:style-name="Таблиця1.A1" office:value-type="string">
            <text:p text:style-name="Table_20_Contents">Полігони повинні мати визначений напрямок (зовнішнє кільце <text:soft-page-break/>проти годинникової стрілки, внутрішнє — за годинниковою).</text:p>
          </table:table-cell>
          <table:table-cell table:style-name="Таблиця1.A1" office:value-type="string">
            <text:p text:style-name="Table_20_Contents">Зовнішнє кільце полігону утворене за годинниковою стрілкою.</text:p>
          </table:table-cell>
        </table:table-row>
        <table:table-row>
          <table:table-cell table:style-name="Таблиця1.A1" office:value-type="string">
            <text:p text:style-name="Table_20_Contents">Полігон (Polygon)</text:p>
          </table:table-cell>
          <table:table-cell table:style-name="Таблиця1.A1" office:value-type="string">
            <text:p text:style-name="Table_20_Contents">Вироджений полігон</text:p>
          </table:table-cell>
          <table:table-cell table:style-name="Таблиця1.A1" office:value-type="string">
            <text:p text:style-name="Table_20_Contents">Degenerate polygon</text:p>
          </table:table-cell>
          <table:table-cell table:style-name="Таблиця1.A1" office:value-type="string">
            <text:p text:style-name="Table_20_Contents">Полігон має недостатньо точок або занадто малу площу, що робить його некоректним або нерелевантним.</text:p>
          </table:table-cell>
          <table:table-cell table:style-name="Таблиця1.A1" office:value-type="string">
            <text:p text:style-name="Table_20_Contents">Полігон, що складається з трьох точок, які лежать на одній лінії.</text:p>
          </table:table-cell>
        </table:table-row>
        <table:table-row>
          <table:table-cell table:style-name="Таблиця1.A1" office:value-type="string">
            <text:p text:style-name="Table_20_Contents">Мультиполігон</text:p>
          </table:table-cell>
          <table:table-cell table:style-name="Таблиця1.A1" office:value-type="string">
            <text:p text:style-name="Table_20_Contents">Порожні полігони</text:p>
          </table:table-cell>
          <table:table-cell table:style-name="Таблиця1.A1" office:value-type="string">
            <text:p text:style-name="Table_20_Contents">Empty polygons</text:p>
          </table:table-cell>
          <table:table-cell table:style-name="Таблиця1.A1" office:value-type="string">
            <text:p text:style-name="Table_20_Contents">Один або більше полігонів не містять точок або мають нульову площу, що є некоректним для валідної геометрії.</text:p>
          </table:table-cell>
          <table:table-cell table:style-name="Таблиця1.A1" office:value-type="string">
            <text:p text:style-name="Table_20_Contents">Мультиполігон містить один полігон з трьома точками на одній лінії.</text:p>
          </table:table-cell>
        </table:table-row>
        <table:table-row>
          <table:table-cell table:style-name="Таблиця1.A1" office:value-type="string">
            <text:p text:style-name="Table_20_Contents">Мультиполілінія</text:p>
          </table:table-cell>
          <table:table-cell table:style-name="Таблиця1.A1" office:value-type="string">
            <text:p text:style-name="Table_20_Contents">Порожні лінії</text:p>
          </table:table-cell>
          <table:table-cell table:style-name="Таблиця1.A1" office:value-type="string">
            <text:p text:style-name="Table_20_Contents">Empty lines</text:p>
          </table:table-cell>
          <table:table-cell table:style-name="Таблиця1.A1" office:value-type="string">
            <text:p text:style-name="Table_20_Contents">Один або більше відрізків не мають точок або мають нульову довжину.</text:p>
          </table:table-cell>
          <table:table-cell table:style-name="Таблиця1.A1" office:value-type="string">
            <text:p text:style-name="Table_20_Contents">Мультиполілінія містить лінію з однаковими координатами на початку і в кінці.</text:p>
          </table:table-cell>
        </table:table-row>
        <table:table-row>
          <table:table-cell table:style-name="Таблиця1.A1" office:value-type="string">
            <text:p text:style-name="Table_20_Contents">Кільце (LinearRing)</text:p>
          </table:table-cell>
          <table:table-cell table:style-name="Таблиця1.A1" office:value-type="string">
            <text:p text:style-name="Table_20_Contents">Незамкнуте кільце</text:p>
          </table:table-cell>
          <table:table-cell table:style-name="Таблиця1.A1" office:value-type="string">
            <text:p text:style-name="Table_20_Contents">Unclosed ring</text:p>
          </table:table-cell>
          <table:table-cell table:style-name="Таблиця1.A1" office:value-type="string">
            <text:p text:style-name="Table_20_Contents">Кільце не замикається, тобто перша та остання точки не співпадають, що робить полігон недійсним.</text:p>
          </table:table-cell>
          <table:table-cell table:style-name="Таблиця1.A1" office:value-type="string">
            <text:p text:style-name="Table_20_Contents">Лінія, що починається в точці (10, 20) і закінчується в точці (20, 30), без замикання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23T22:35:20.120371095</dc:date>
    <meta:editing-duration>PT1H13M42S</meta:editing-duration>
    <meta:editing-cycles>8</meta:editing-cycles>
    <meta:generator>LibreOffice/7.3.7.2$Linux_X86_64 LibreOffice_project/e114eadc50a9ff8d8c8a0567d6da8f454beeb84f</meta:generator>
    <meta:document-statistic meta:table-count="2" meta:image-count="0" meta:object-count="0" meta:page-count="7" meta:paragraph-count="233" meta:word-count="1314" meta:character-count="8549" meta:non-whitespace-character-count="7506"/>
  </office:meta>
</office:document-meta>
</file>